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89DAE7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8.002cm" table:align="left" style:shadow="#808080 0.176cm 0.176cm"/>
    </style:style>
    <style:style style:name="Tabela1.A" style:family="table-column">
      <style:table-column-properties style:column-width="3.314cm"/>
    </style:style>
    <style:style style:name="Tabela1.B" style:family="table-column">
      <style:table-column-properties style:column-width="4.904cm"/>
    </style:style>
    <style:style style:name="Tabela1.C" style:family="table-column">
      <style:table-column-properties style:column-width="9.784cm"/>
    </style:style>
    <style:style style:name="Tabela1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.C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.C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.C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.C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50%" fo:text-align="justify" style:justify-single-word="false"/>
    </style:style>
    <style:style style:name="P2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/>
    </style:style>
    <style:style style:name="P3" style:family="paragraph" style:parent-style-name="Table_20_Contents">
      <style:paragraph-properties fo:margin-top="0cm" fo:margin-bottom="0cm" style:contextual-spacing="false" fo:line-height="150%" fo:text-align="center" style:justify-single-word="false"/>
    </style:style>
    <style:style style:name="P4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margin-top="0cm" fo:margin-bottom="0cm" style:contextual-spacing="false" fo:line-height="150%" fo:text-align="start" style:justify-single-word="false"/>
    </style:style>
    <style:style style:name="P6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weight="bold"/>
    </style:style>
    <style:style style:name="P7" style:family="paragraph" style:parent-style-name="Preformatted_20_Text">
      <style:paragraph-properties fo:margin-top="0cm" fo:margin-bottom="0cm" style:contextual-spacing="false" fo:line-height="150%" fo:text-align="justify" style:justify-single-word="false"/>
    </style:style>
    <style:style style:name="P8" style:family="paragraph" style:parent-style-name="Heading_20_4">
      <style:paragraph-properties fo:margin-top="0cm" fo:margin-bottom="0cm" style:contextual-spacing="false" fo:line-height="150%" fo:text-align="justify" style:justify-single-word="false"/>
      <style:text-properties fo:font-weight="bold" officeooo:paragraph-rsid="00529dbd"/>
    </style:style>
    <style:style style:name="P9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T1" style:family="text">
      <style:text-properties fo:font-style="italic" fo:font-weight="bold" style:font-style-asian="italic" style:font-style-complex="itali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529db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avegando no DOM e a Relação Entre Elementos em JavaScript</text:p>
      <text:p text:style-name="P1"/>
      <text:p text:style-name="P1"/>
      <text:h text:style-name="Heading_20_1" text:outline-level="1">A Estrutura Familiar dos Elementos HTML</text:h>
      <text:p text:style-name="Text_20_body"/>
      <text:p text:style-name="P1"><text:tab/>Para interagir de forma eficaz com uma página da web usando JavaScript, é essencial entender o <text:span text:style-name="T1">Document Object Model</text:span><text:span text:style-name="T2"> (DOM)</text:span>. No entanto, em vez de enxergá-lo como uma simples lista de elementos, devemos <text:span text:style-name="T3">percebê-lo como uma árvore hierárquica</text:span>. Nessa estrutura, cada elemento possui uma relação com os outros, semelhante a uma árvore genealógica. Compreender essas relações de "parentesco" — quem é o pai, o filho ou o irmão de um elemento — é fundamental para selecionar e manipular exatamente o que desejamos de forma eficiente e precisa. Para facilitar esse entendimento, vamos explorar três conceitos centrais de relacionamento que formam a base da navegação no DOM:</text:p>
      <text:list text:style-name="L1">
        <text:list-item>
          <text:p text:style-name="P2"><text:span text:style-name="T2">Elemento Pai (Parent):</text:span> O elemento que contém outros elementos diretamente dentro dele. Na nossa analogia, seria o ancestral direto.</text:p>
        </text:list-item>
        <text:list-item>
          <text:p text:style-name="P2"><text:span text:style-name="T2">Elementos Filhos (Children):</text:span> Os elementos que estão diretamente contidos dentro de um elemento pai. Eles são os descendentes diretos.</text:p>
        </text:list-item>
        <text:list-item>
          <text:p text:style-name="P2"><text:span text:style-name="T2">Elementos Irmãos (Siblings):</text:span> Elementos que compartilham o mesmo pai e, portanto, estão no mesmo nível hierárquico. O termo <text:span text:style-name="Source_20_Text">siblings</text:span> é usado porque, diferente de termos mais específicos como <text:span text:style-name="Source_20_Text">brothers</text:span> ou <text:span text:style-name="Source_20_Text">sisters</text:span> em inglês, ele é neutro e engloba todos os elementos no mesmo nível, o que reflete com precisão o funcionamento do DOM.</text:p>
        </text:list-item>
      </text:list>
      <text:p text:style-name="P1"><text:tab/>Com esses conceitos em mente, vamos aprofundar em como o JavaScript os interpreta e como podemos utilizar essas relações para navegar pela estrutura da nossa página.</text:p>
      <text:p text:style-name="P1"/>
      <text:h text:style-name="Heading_20_2" text:outline-level="2">A Diferença <text:span text:style-name="T4">de </text:span>Nodes vs. Elements</text:h>
      <text:p text:style-name="Text_20_body"/>
      <text:p text:style-name="P1"><text:tab/>Um ponto que frequentemente causa confusão para desenvolvedores iniciantes é a diferença entre "Nós" (<text:span text:style-name="T5">Nodes</text:span>) e "<text:span text:style-name="T6">Elementos</text:span>" (Elements). Para o navegador, a árvore do DOM é composta por <text:span text:style-name="T6">Nós</text:span>. Um nó pode ser uma <text:span text:style-name="T5">tag </text:span>HTML (um elemento), mas também pode ser um texto, um comentário ou até mesmo os espaços em branco e quebras de linha que inserimos no nosso código HTML para organizá-lo.</text:p>
      <text:p text:style-name="P1"><text:tab/>Essa distinção é crucial. O instrutor na fonte demonstra isso perfeitamente nas ferramentas de desenvolvedor do navegador. Ao inspecionar uma <text:span text:style-name="Source_20_Text">div</text:span> que continha seis <text:span text:style-name="Source_20_Text">div</text:span>s filhas, a propriedade <text:span text:style-name="Source_20_Text">childNodes</text:span> retornou uma contagem de <text:span text:style-name="T2">13</text:span>, enquanto a propriedade <text:span text:style-name="Source_20_Text">children</text:span> retornou <text:span text:style-name="T2">6</text:span>. Essa <text:soft-page-break/>discrepância é causada pelo fato de <text:span text:style-name="Source_20_Text">childNodes</text:span> contar cada nó de texto — incluindo os espaços e quebras de linha entre as<text:span text:style-name="T5"> tags </text:span><text:span text:style-name="Source_20_Text">div</text:span> — enquanto <text:span text:style-name="Source_20_Text">children</text:span> isola corretamente apenas os elementos HTML que normalmente queremos manipular.</text:p>
      <text:p text:style-name="P1"><text:tab/>A tabela abaixo contrasta as propriedades de navegação focadas em <text:span text:style-name="T3">Nós</text:span> com suas contrapartes focadas em <text:span text:style-name="T3">Elementos</text:span>, que são geralmente as que você irá preferir usar. Você pode verificar isso por conta própria inspecionando um elemento nas <text:span text:style-name="T3">Ferramentas de Desenvolvedor</text:span> do seu navegador e observando o painel "Properties".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Propriedade focada em <text:span text:style-name="T2">Nodes</text:span></text:p>
          </table:table-cell>
          <table:table-cell table:style-name="Tabela1.A1" office:value-type="string">
            <text:p text:style-name="P3">Propriedade focada em <text:span text:style-name="T2">Elements</text:span></text:p>
          </table:table-cell>
          <table:table-cell table:style-name="Tabela1.C1" office:value-type="string">
            <text:p text:style-name="P4">Descrição da Diferença</text:p>
          </table:table-cell>
        </table:table-row>
        <table:table-row>
          <table:table-cell table:style-name="Tabela1.A2" office:value-type="string">
            <text:p text:style-name="P3"><text:span text:style-name="Source_20_Text">childNodes</text:span></text:p>
          </table:table-cell>
          <table:table-cell table:style-name="Tabela1.A2" office:value-type="string">
            <text:p text:style-name="P3"><text:span text:style-name="Source_20_Text">children</text:span></text:p>
          </table:table-cell>
          <table:table-cell table:style-name="Tabela1.C2" office:value-type="string">
            <text:p text:style-name="P5"><text:span text:style-name="Source_20_Text">childNodes</text:span> retorna todos os nós filhos, incluindo textos e comentários. <text:span text:style-name="Source_20_Text">children</text:span> retorna apenas os nós que são elementos HTML.</text:p>
          </table:table-cell>
        </table:table-row>
        <table:table-row>
          <table:table-cell table:style-name="Tabela1.A2" office:value-type="string">
            <text:p text:style-name="P3"><text:span text:style-name="Source_20_Text">firstChild</text:span></text:p>
          </table:table-cell>
          <table:table-cell table:style-name="Tabela1.A2" office:value-type="string">
            <text:p text:style-name="P3"><text:span text:style-name="Source_20_Text">firstElementChild</text:span></text:p>
          </table:table-cell>
          <table:table-cell table:style-name="Tabela1.C2" office:value-type="string">
            <text:p text:style-name="P5"><text:span text:style-name="Source_20_Text">firstChild</text:span> retorna o primeiro nó filho. Isso é crucial porque o <text:span text:style-name="Source_20_Text">firstChild</text:span> é frequentemente um nó de texto indesejado (um espaço ou quebra de linha) deixado no HTML. <text:span text:style-name="Source_20_Text">firstElementChild</text:span> retorna o primeiro elemento HTML filho.</text:p>
          </table:table-cell>
        </table:table-row>
        <table:table-row>
          <table:table-cell table:style-name="Tabela1.A2" office:value-type="string">
            <text:p text:style-name="P3"><text:span text:style-name="Source_20_Text">lastChild</text:span></text:p>
          </table:table-cell>
          <table:table-cell table:style-name="Tabela1.A2" office:value-type="string">
            <text:p text:style-name="P3"><text:span text:style-name="Source_20_Text">lastElementChild</text:span></text:p>
          </table:table-cell>
          <table:table-cell table:style-name="Tabela1.C2" office:value-type="string">
            <text:p text:style-name="P5"><text:span text:style-name="Source_20_Text">lastChild</text:span> retorna o último nó filho, que também pode ser um texto. <text:span text:style-name="Source_20_Text">lastElementChild</text:span> retorna o último elemento HTML filho.</text:p>
          </table:table-cell>
        </table:table-row>
        <table:table-row>
          <table:table-cell table:style-name="Tabela1.A2" office:value-type="string">
            <text:p text:style-name="P3"><text:span text:style-name="Source_20_Text">nextSibling</text:span></text:p>
          </table:table-cell>
          <table:table-cell table:style-name="Tabela1.A2" office:value-type="string">
            <text:p text:style-name="P3"><text:span text:style-name="Source_20_Text">nextElementSibling</text:span></text:p>
          </table:table-cell>
          <table:table-cell table:style-name="Tabela1.C2" office:value-type="string">
            <text:p text:style-name="P5"><text:span text:style-name="Source_20_Text">nextSibling</text:span> aponta para o próximo nó irmão. Usá-lo pode retornar inesperadamente um nó de texto, quebrando a lógica que espera outro elemento HTML. <text:span text:style-name="Source_20_Text">nextElementSibling</text:span> move-se de forma confiável entre os elementos reais.</text:p>
          </table:table-cell>
        </table:table-row>
        <table:table-row>
          <table:table-cell table:style-name="Tabela1.A2" office:value-type="string">
            <text:p text:style-name="P3"><text:span text:style-name="Source_20_Text">parentNode</text:span></text:p>
          </table:table-cell>
          <table:table-cell table:style-name="Tabela1.A2" office:value-type="string">
            <text:p text:style-name="P3"><text:span text:style-name="Source_20_Text">parentElement</text:span></text:p>
          </table:table-cell>
          <table:table-cell table:style-name="Tabela1.C6" office:value-type="string">
            <text:p text:style-name="P5">Ambos geralmente apontam para o elemento pai, sendo usados para "subir" na árvore do DOM. <text:span text:style-name="Source_20_Text">parentElement</text:span> é a opção mais comum e segura para garantir que você obtenha um elemento HTML.</text:p>
          </table:table-cell>
        </table:table-row>
      </table:table>
      <text:p text:style-name="P1"/>
      <text:p text:style-name="P1"><text:tab/>Com essa distinção teórica clara, vamos ver como aplicar essas propriedades em código para navegar pelo DOM de forma eficaz.</text:p>
      <text:h text:style-name="Heading_20_2" text:outline-level="2"><text:soft-page-break/>Acessando Elementos na Prática com JavaScript</text:h>
      <text:p text:style-name="Text_20_body"/>
      <text:p text:style-name="P1"><text:tab/>Agora que entendemos a teoria por trás das relações do DOM e a diferença entre nós e elementos, vamos aplicar esse conhecimento em exemplos práticos. Os trechos de código a seguir demonstram como usar as propriedades de relacionamento para navegar pela árvore DOM a partir de um elemento de referência.</text:p>
      <text:p text:style-name="P1"/>
      <text:h text:style-name="Heading_20_3" text:outline-level="3"><text:span text:style-name="T2">Acessando Elementos Filhos (</text:span><text:span text:style-name="Source_20_Text"><text:span text:style-name="T2">Children</text:span></text:span><text:span text:style-name="T2">)</text:span></text:h>
      <text:p text:style-name="P6"/>
      <text:p text:style-name="P1"><text:tab/>A forma mais comum de obter os descendentes diretos de um elemento é através da propriedade <text:span text:style-name="Source_20_Text">.children</text:span>. Ela retorna uma <text:span text:style-name="Source_20_Text">HTMLCollection</text:span>, que é uma coleção semelhante a um <text:span text:style-name="T5">array</text:span> contendo todos os elementos HTML filhos de um determinado pai.</text:p>
      <text:p text:style-name="P1"/>
      <text:p text:style-name="P7"><text:span text:style-name="Source_20_Text">// Supondo que 'caixa1' seja a nossa div principal que contém outros elementos</text:span></text:p>
      <text:p text:style-name="P7"><text:span text:style-name="Source_20_Text">const caixa1 = document.querySelector("#caixa1");</text:span></text:p>
      <text:p text:style-name="P7"/>
      <text:p text:style-name="P7"><text:span text:style-name="Source_20_Text">// Acessando todos os elementos filhos</text:span></text:p>
      <text:p text:style-name="P7"><text:span text:style-name="Source_20_Text">console.log(caixa1.children);</text:span></text:p>
      <text:p text:style-name="P1"/>
      <text:p text:style-name="P1"><text:tab/>O resultado deste código será uma coleção de todos os elementos <text:span text:style-name="Source_20_Text">&lt;div&gt;</text:span> que estão diretamente dentro de <text:span text:style-name="Source_20_Text">#caixa1</text:span>. Como se trata de uma coleção, podemos acessar elementos individuais através de seu índice. Por exemplo, usar <text:span text:style-name="Source_20_Text">caixa1.children[4]</text:span> selecionaria o quinto elemento filho, que no exemplo do instrutor era a <text:span text:style-name="Source_20_Text">div</text:span> contendo o texto "React".</text:p>
      <text:p text:style-name="P1"/>
      <text:h text:style-name="Heading_20_3" text:outline-level="3">Selecionando o Primeiro e o Último Filho</text:h>
      <text:p text:style-name="P6"/>
      <text:p text:style-name="P1"><text:tab/>Para selecionar especificamente o primeiro ou o último elemento filho, JavaScript oferece atalhos convenientes e muito legíveis: as propriedades <text:span text:style-name="Source_20_Text">.firstElementChild</text:span> e <text:span text:style-name="Source_20_Text">.lastElementChild</text:span>.</text:p>
      <text:p text:style-name="P1"/>
      <text:p text:style-name="P7"><text:span text:style-name="Source_20_Text">// Pegando o primeiro elemento filho</text:span></text:p>
      <text:p text:style-name="P7"><text:span text:style-name="Source_20_Text">console.log(caixa1.firstElementChild);</text:span></text:p>
      <text:p text:style-name="P7"/>
      <text:p text:style-name="P7"><text:span text:style-name="Source_20_Text">// Pegando o último elemento filho</text:span></text:p>
      <text:p text:style-name="P7"><text:span text:style-name="Source_20_Text">console.log(caixa1.lastElementChild);</text:span></text:p>
      <text:p text:style-name="P1"><text:soft-page-break/><text:tab/>Além do atalho <text:span text:style-name="Source_20_Text">.lastElementChild</text:span>, também é possível obter o último filho de forma dinâmica usando a propriedade <text:span text:style-name="Source_20_Text">.length</text:span> da coleção <text:span text:style-name="Source_20_Text">children</text:span>. Lembre-se que, como os índices de <text:span text:style-name="T5">arrays</text:span> começam em <text:span text:style-name="Source_20_Text">0</text:span>, o índice do último elemento é sempre o comprimento total da coleção menos um.</text:p>
      <text:p text:style-name="P1"/>
      <text:p text:style-name="P7"><text:span text:style-name="Source_20_Text">// Método alternativo para pegar o último elemento</text:span></text:p>
      <text:p text:style-name="P7"><text:span text:style-name="Source_20_Text">const todosOsFilhos = caixa1.children;</text:span></text:p>
      <text:p text:style-name="P7"><text:span text:style-name="Source_20_Text">console.log(todosOsFilhos[todosOsFilhos.length - 1]);</text:span></text:p>
      <text:h text:style-name="P8" text:outline-level="4" text:is-list-header="true"/>
      <text:h text:style-name="Heading_20_3" text:outline-level="3">Identificando o Elemento Raiz do Documento</text:h>
      <text:p text:style-name="Text_20_body"/>
      <text:p text:style-name="P1"><text:tab/>Todo documento HTML possui um "nó raiz" (<text:span text:style-name="T5">root node</text:span>), que serve como o ponto de partida de toda a estrutura. Em um contexto de desenvolvimento web padrão, esse nó raiz é o próprio objeto <text:span text:style-name="Source_20_Text">document</text:span>. Podemos confirmar isso a partir de qualquer elemento na página.</text:p>
      <text:p text:style-name="P1"><text:tab/>O método <text:span text:style-name="Source_20_Text">.getRootNode()</text:span> e a propriedade <text:span text:style-name="Source_20_Text">.ownerDocument</text:span> nos permitem identificar o proprietário do documento de um determinado elemento. Note a diferença de sintaxe: <text:span text:style-name="Source_20_Text">.getRootNode()</text:span> é um <text:span text:style-name="T3">método</text:span>, por isso requer parênteses <text:span text:style-name="Source_20_Text">()</text:span> para ser executado, enquanto <text:span text:style-name="Source_20_Text">.ownerDocument</text:span> é uma <text:span text:style-name="T3">propriedade</text:span>, que é acessada diretamente sem parênteses. Essa distinção entre métodos e propriedades é um conceito central em JavaScript.</text:p>
      <text:p text:style-name="P1"/>
      <text:p text:style-name="P7"><text:span text:style-name="Source_20_Text">// Obtendo o nó raiz a partir de um elemento</text:span></text:p>
      <text:p text:style-name="P7"><text:span text:style-name="Source_20_Text">// 'c1' seria um dos cursos dentro da caixa1</text:span></text:p>
      <text:p text:style-name="P7"><text:span text:style-name="Source_20_Text">const c1 = document.querySelector(".curso");</text:span></text:p>
      <text:p text:style-name="P7"/>
      <text:p text:style-name="P7"><text:span text:style-name="Source_20_Text">console.log(c1.getRootNode());</text:span></text:p>
      <text:p text:style-name="P7"><text:span text:style-name="Source_20_Text">console.log(c1.ownerDocument);</text:span></text:p>
      <text:p text:style-name="P1"/>
      <text:p text:style-name="P1"><text:tab/>No navegador, para uma página web padrão, ambos os comandos acima retornarão o objeto <text:span text:style-name="Source_20_Text">document</text:span>, confirmando que ele é a raiz de toda a estrutura com a qual estamos interagindo.</text:p>
      <text:p text:style-name="P1"/>
      <text:h text:style-name="Heading_20_1" text:outline-level="1">Conclusão</text:h>
      <text:p text:style-name="P1"/>
      <text:p text:style-name="P1"><text:tab/>Navegar pelo DOM com base nas relações entre elementos é uma habilidade poderosa e fundamental em JavaScript. Ao dominar esses conceitos, você ganha precisão e flexibilidade para encontrar e manipular qualquer elemento na página. Vamos recapitular os pontos-chave que abordamos:</text:p>
      <text:list text:style-name="L2">
        <text:list-item>
          <text:p text:style-name="P9"><text:soft-page-break/><text:span text:style-name="T2">A importância de visualizar o DOM como uma árvore de relações:</text:span> Entender os conceitos de pai (<text:span text:style-name="Source_20_Text">parent</text:span>), filho (<text:span text:style-name="Source_20_Text">child</text:span>) e irmão (<text:span text:style-name="Source_20_Text">sibling</text:span>) é o primeiro passo para uma manipulação eficaz.</text:p>
        </text:list-item>
        <text:list-item>
          <text:p text:style-name="P9"><text:span text:style-name="T2">A diferença fundamental entre "Nodes" e "Elements":</text:span> Lembre-se que <text:span text:style-name="T7">Nodes</text:span> incluem textos e comentários, enquanto <text:span text:style-name="T7">Elements</text:span> se referem especificamente às tags HTML. Dê preferência às propriedades focadas em elementos (<text:span text:style-name="Source_20_Text">.children</text:span>, <text:span text:style-name="Source_20_Text">.firstElementChild</text:span>, etc.) para evitar resultados inesperados.</text:p>
        </text:list-item>
        <text:list-item>
          <text:p text:style-name="P9"><text:span text:style-name="T2">As principais propriedades JavaScript para navegação:</text:span> Vimos como usar <text:span text:style-name="Source_20_Text">.children</text:span> para obter uma coleção de filhos, <text:span text:style-name="Source_20_Text">.parentElement</text:span> para subir na hierarquia e atalhos como <text:span text:style-name="Source_20_Text">.firstElementChild</text:span> e <text:span text:style-name="Source_20_Text">.lastElementChild</text:span> para uma seleção direta.</text:p>
        </text:list-item>
      </text:list>
      <text:p text:style-name="P1"><text:tab/>Este conhecimento serve como uma base sólida para manipulações mais complexas do DOM. Dominar essas relações é um passo fundamental, então continue praticando, pois este tópico é de importância crítica para construir aplicações web dinâmicas.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_32_0_20_Percent" draw:display-name="20 Percent" xlink:href="Pictures/10000000000000080000000889DAE7A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line-height="150%"/>
      <style:text-properties fo:text-transform="uppercase" style:font-name="Liberation Serif3" fo:font-family="'Liberation Serif'" style:font-style-name="Negrito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line-height="150%"/>
      <style:text-properties style:font-name="Liberation Serif3" fo:font-family="'Liberation Serif'" style:font-style-name="Negrito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line-height="150%"/>
      <style:text-properties style:font-name="Liberation Serif2" fo:font-family="'Liberation Serif'" style:font-style-name="Itálico Negrito" style:font-family-generic="roman" style:font-pitch="variable"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cm" fo:margin-bottom="0cm" style:contextual-spacing="false" fo:line-height="150%"/>
      <style:text-properties style:font-name="Liberation Serif1" fo:font-family="'Liberation Serif'" style:font-style-name="Itálico" style:font-family-generic="roman" style:font-pitch="variable"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cm" fo:margin-bottom="0cm" style:contextual-spacing="false" fo:line-height="150%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50%" fo:text-align="justify" style:justify-single-word="false" fo:padding="0.45cm" fo:border="0.06pt solid #000000" style:shadow="#808080 0.15cm 0.15cm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loext:graphic-properties draw:fill="bitmap" draw:fill-color="#000000" draw:fill-image-name="_32_0_20_Percent" style:repeat="repeat"/>
      <style:paragraph-properties fo:margin-top="0cm" fo:margin-bottom="0cm" style:contextual-spacing="false" fo:text-align="center" style:justify-single-word="false" fo:padding="0.45cm" fo:border="0.06pt solid #000000" style:shadow="#808080 0.176cm 0.176cm">
        <style:background-image xlink:href="Pictures/10000000000000080000000889DAE7A4.png" xlink:type="simple" xlink:actuate="onLoad"/>
      </style:paragraph-properties>
      <style:text-properties fo:font-variant="normal" fo:text-transform="none" style:font-name="Liberation Serif3" fo:font-family="'Liberation Serif'" style:font-style-name="Negrito" style:font-family-generic="roman" style:font-pitch="variable" fo:font-size="24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tyle="normal" fo:font-weight="bold"/>
    </style:style>
    <style:style style:name="Contents_20_3" style:display-name="Contents 3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tyle="italic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Numbering_20_Symbols" loext:num-list-format="%2%.%3%.%4%.%5%.%6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Numbering_20_Symbols" loext:num-list-format="%3%.%4%.%5%.%6%.%7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Numbering_20_Symbols" loext:num-list-format="%4%.%5%.%6%.%7%.%8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Numbering_20_Symbols" loext:num-list-format="%5%.%6%.%7%.%8%.%9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text:style-name="Numbering_20_Symbols" loext:num-list-format="%6%.%7%.%8%.%9%.%10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11:20:06.595167952</meta:creation-date>
    <meta:print-date>2026-01-17T17:40:26.797882522</meta:print-date>
    <meta:printed-by>Arquivos PDF</meta:printed-by>
    <dc:date>2026-01-17T17:40:29.329529364</dc:date>
    <meta:editing-duration>PT2H30M48S</meta:editing-duration>
    <meta:editing-cycles>8</meta:editing-cycles>
    <meta:generator>LibreOffice/25.8.4.2$Linux_X86_64 LibreOffice_project/290daaa01b999472f0c7a3890eb6a550fd74c6df</meta:generator>
    <meta:document-statistic meta:table-count="1" meta:image-count="0" meta:object-count="0" meta:page-count="5" meta:paragraph-count="64" meta:word-count="1238" meta:character-count="8256" meta:non-whitespace-character-count="7075"/>
  </office:meta>
</office:document-meta>
</file>